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Heading_20_4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Heading_20_4"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utomates et Langages Formels</text:h>
      <text:h text:style-name="Heading_20_3" text:outline-level="3"><text:span text:style-name="T1">Projet : </text:span><text:span text:style-name="Strong_20_Emphasis"><text:span text:style-name="T1">Développement d'un analyseur lexical pour un mini-langage de programmation</text:span></text:span></text:h>
      <text:h text:style-name="P2" text:outline-level="4"><text:span text:style-name="T2">Problématique :</text:span></text:h>
      <text:p text:style-name="Text_20_body">Comment concevoir un analyseur lexical capable de reconnaître les tokens (unités lexicales) d'un mini-langage de programmation, en utilisant des automates finis et des expressions régulières ?</text:p>
      <text:h text:style-name="P2" text:outline-level="4"><text:span text:style-name="T2">Présentation :</text:span></text:h>
      <text:list text:style-name="L1">
        <text:list-item>
          <text:p text:style-name="P4"><text:span text:style-name="Strong_20_Emphasis">Objectif</text:span> : Créer un analyseur lexical qui prend en entrée un fichier texte contenant du code source écrit dans un mini-langage de programmation (par exemple, un langage simple avec des déclarations de variables, des opérations arithmétiques, et des structures de contrôle) et produit en sortie une liste de tokens.</text:p>
        </text:list-item>
        <text:list-item>
          <text:p text:style-name="P4"><text:span text:style-name="Strong_20_Emphasis">Étapes</text:span> :</text:p>
          <text:list>
            <text:list-item>
              <text:p text:style-name="P4">Définir la grammaire lexicale du mini-langage (exemple : identificateurs, nombres, opérateurs, mots-clés).</text:p>
            </text:list-item>
            <text:list-item>
              <text:p text:style-name="P4">Utiliser des expressions régulières pour décrire les tokens.</text:p>
            </text:list-item>
            <text:list-item>
              <text:p text:style-name="P4">Implémenter un automate fini déterministe (AFD) pour reconnaître les tokens.</text:p>
            </text:list-item>
            <text:list-item>
              <text:p text:style-name="P4">Tester l'analyseur sur des exemples de code.</text:p>
            </text:list-item>
          </text:list>
        </text:list-item>
        <text:list-item>
          <text:p text:style-name="P4"><text:span text:style-name="Strong_20_Emphasis">Outils</text:span> : Python (avec la bibliothèque <text:span text:style-name="Source_20_Text">re</text:span> pour les expressions régulières) ou un outil comme Lex/Flex.</text:p>
        </text:list-item>
        <text:list-item>
          <text:p text:style-name="P4"><text:span text:style-name="Strong_20_Emphasis">Résultat attendu</text:span> : Un programme qui lit un fichier source et affiche la liste des tokens reconnus.</text:p>
        </text:list-item>
      </text:list>
      <text:h text:style-name="P3" text:outline-level="4"><text:span text:style-name="T7">Applications</text:span> :</text:h>
      <text:list text:style-name="L2">
        <text:list-item>
          <text:p text:style-name="P5">Utilisation dans les compilateurs pour la phase d'analyse lexicale.</text:p>
        </text:list-item>
        <text:list-item>
          <text:p text:style-name="P5">Compréhension approfondie des automates finis et des langages réguliers.</text:p>
        </text:list-item>
      </text:list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8T07:41:39.627296355</dc:date>
    <meta:editing-duration>PT2M24S</meta:editing-duration>
    <meta:editing-cycles>1</meta:editing-cycles>
    <meta:document-statistic meta:table-count="0" meta:image-count="0" meta:object-count="0" meta:page-count="1" meta:paragraph-count="16" meta:word-count="196" meta:character-count="1307" meta:non-whitespace-character-count="1137"/>
    <meta:generator>LibreOffice/24.2.7.2$Linux_X86_64 LibreOffice_project/420$Build-2</meta:generator>
  </office:meta>
</office:document-meta>
</file>